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569.71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table:style-name="Default"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1.PWM mode. Generate static PWM 1000 Hz 50/50 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1.PWM mode. </text:span>Generate dynamic PWM 1000 Hz from 0 to 100 % (Changing duty cycle in main function)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1. Interrupt. Generate interrupt and toggle LE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mer 1. Change PWM in interups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1. Interrupt. Processing something from interrupt.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r 1. Work with CallBack functions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4-02T16:35:41.211738295</dc:date>
    <meta:editing-duration>PT29M24S</meta:editing-duration>
    <meta:editing-cycles>9</meta:editing-cycles>
    <meta:document-statistic meta:table-count="1" meta:cell-count="17" meta:object-count="0"/>
  </office:meta>
</office:document-meta>
</file>